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draw:fill="none" fo:min-height="1.027cm"/>
    </style:style>
    <style:style style:name="P1" style:family="paragraph">
      <style:paragraph-properties fo:text-align="center"/>
      <style:text-properties fo:text-shadow="1pt 1pt"/>
    </style:style>
    <style:style style:name="P2" style:family="paragraph">
      <style:paragraph-properties fo:text-align="center"/>
      <style:text-properties fo:color="#801900" fo:text-shadow="1pt 1pt" fo:font-weight="bold" style:font-weight-asian="bold" style:font-weight-complex="bold"/>
    </style:style>
    <style:style style:name="P3" style:family="paragraph">
      <style:paragraph-properties fo:text-align="center"/>
      <style:text-properties fo:color="#314004" fo:text-shadow="1pt 1pt" fo:font-weight="bold" style:font-weight-asian="bold" style:font-weight-complex="bold"/>
    </style:style>
    <style:style style:name="T1" style:family="text">
      <style:text-properties fo:color="#801900" fo:font-size="66pt" fo:text-shadow="1pt 1pt" fo:font-weight="bold" style:font-size-asian="66pt" style:font-weight-asian="bold" style:font-size-complex="66pt" style:font-weight-complex="bold"/>
    </style:style>
    <style:style style:name="T2" style:family="text">
      <style:text-properties fo:color="#314004" fo:font-size="44pt" fo:text-shadow="1pt 1pt" fo:font-weight="bold" style:font-size-asian="44pt" style:font-weight-asian="bold" style:font-size-complex="4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22.49cm" svg:height="5.459cm" svg:x="2.767cm" svg:y="4.177cm">
          <draw:text-box>
            <text:p text:style-name="P1"><text:span text:style-name="T1">Static Vs Dynamic </text:span></text:p>
            <text:p text:style-name="P1"><text:span text:style-name="T1">Linking Of Libraries</text:span></text:p>
          </draw:text-box>
        </draw:frame>
        <draw:frame draw:style-name="gr2" draw:text-style-name="P3" draw:layer="layout" svg:width="19.611cm" svg:height="3.723cm" svg:x="4.63cm" svg:y="12.176cm">
          <draw:text-box>
            <text:p text:style-name="P3"><text:span text:style-name="T2">Why Do We Use Dynamic </text:span></text:p>
            <text:p text:style-name="P3"><text:span text:style-name="T2">Libraries or Linking?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Krishna Adhikari</meta:initial-creator>
    <meta:creation-date>2018-03-12T23:12:32</meta:creation-date>
    <dc:date>2018-03-12T23:52:53</dc:date>
    <dc:creator>Krishna Adhikari</dc:creator>
    <meta:editing-duration>PT25M8S</meta:editing-duration>
    <meta:editing-cycles>2</meta:editing-cycles>
    <meta:generator>OpenOffice/4.1.3$Unix OpenOffice.org_project/413m1$Build-9783</meta:generator>
    <meta:document-statistic meta:object-count="2"/>
  </office:meta>
</office:document-meta>
</file>